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01.2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550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6.6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DejaVu Sans" fo:font-size="10.5pt" fo:language="en" fo:country="US" fo:text-shadow="none" style:text-underline-mode="continuous" style:text-overline-mode="continuous" style:text-line-through-mode="continuous" style:font-size-asian="10.5pt" style:language-asian="zh" style:country-asian="CN" style:font-name-complex="DejaVu Sans1" style:font-size-complex="10.5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7" style:family="table-cell" style:parent-style-name="Default">
      <style:table-cell-properties fo:border="0.06pt solid #000000" style:vertical-align="middle"/>
      <style:text-properties style:font-name="DejaVu Sans" fo:font-size="10.5pt" style:font-size-asian="10.5pt" style:font-size-complex="10.5pt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10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.5pt" style:font-name-asian="Arial" style:font-size-asian="10.5pt" style:font-name-complex="DejaVu Sans1" style:font-size-complex="10.5pt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.5pt" style:font-size-asian="10.5pt" style:font-size-complex="10.5pt"/>
    </style:style>
    <style:style style:name="ce1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9" style:family="table-cell" style:parent-style-name="Default">
      <style:table-cell-properties fo:background-color="#009933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style:font-name="DejaVu Sans" fo:font-size="10.5pt" style:font-size-asian="10.5pt" style:font-size-complex="10.5pt"/>
    </style:style>
    <style:style style:name="ce23" style:family="table-cell" style:parent-style-name="Default">
      <style:table-cell-properties fo:background-color="#ffff00" fo:border="0.06pt solid #000000" style:vertical-align="middle"/>
      <style:text-properties style:font-name="DejaVu Sans" fo:font-size="10.5pt" style:font-size-asian="10.5pt" style:font-size-complex="10.5pt"/>
    </style:style>
    <style:style style:name="ce24" style:family="table-cell" style:parent-style-name="Default">
      <style:table-cell-properties fo:background-color="#009933" fo:border="0.06pt solid #000000" style:vertical-align="middle"/>
      <style:text-properties style:font-name="DejaVu Sans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9"/>
        <table:table-column table:style-name="co10" table:number-columns-repeated="246" table:default-cell-style-name="ce7"/>
        <table:table-column table:style-name="co11" table:number-columns-repeated="769" table:default-cell-style-name="ce7"/>
        <table:table-row table:style-name="ro1">
          <table:table-cell table:style-name="ce1" office:value-type="string" calcext:value-type="string">
            <text:p>Part</text:p>
          </table:table-cell>
          <table:table-cell table:style-name="ce10" office:value-type="string" calcext:value-type="string">
            <text:p>Description</text:p>
          </table:table-cell>
          <table:table-cell table:style-name="ce11" office:value-type="string" calcext:value-type="string">
            <text:p>Distributor</text:p>
          </table:table-cell>
          <table:table-cell table:style-name="ce10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0" office:value-type="string" calcext:value-type="string">
            <text:p>Total</text:p>
            <text:p> Price (euro)</text:p>
          </table:table-cell>
          <table:table-cell table:style-name="ce10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0" office:value-type="string" calcext:value-type="string">
            <text:p>Total price</text:p>
          </table:table-cell>
          <table:table-cell table:style-name="ce10" office:value-type="string" calcext:value-type="string">
            <text:p>Comments</text:p>
          </table:table-cell>
          <table:table-cell table:style-name="ce10" table:number-columns-repeated="16"/>
          <table:table-cell table:style-name="ce11" table:number-columns-repeated="998"/>
          <table:table-cell table:style-name="ce25"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D2]*[.E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3" table:formula="of:=[.D2]*[.G2]" office:value-type="float" office:value="0" calcext:value-type="float">
            <text:p>0</text:p>
          </table:table-cell>
          <table:table-cell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3" table:formula="of:=HYPERLINK(&quot;https://oshpark.com/shared_projects/8eKNZnFG&quot;;&quot;[6]&quot;)" office:value-type="string" office:string-value="[6]" calcext:value-type="string">
            <text:p>[6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.5" calcext:value-type="float">
            <text:p>8.5</text:p>
          </table:table-cell>
          <table:table-cell table:style-name="ce20" table:formula="of:=[.D3]*[.E3]" office:value-type="float" office:value="8.5" calcext:value-type="float">
            <text:p>8.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3]*[.G3]" office:value-type="float" office:value="0" calcext:value-type="float">
            <text:p>0</text:p>
          </table:table-cell>
          <table:table-cell table:style-name="ce3" office:value-type="string" calcext:value-type="string">
            <text:p>file: satnogs_controller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Dual MC33926 Motor Driver Carrier</text:p>
          </table:table-cell>
          <table:table-cell table:style-name="ce3" office:value-type="string" calcext:value-type="string">
            <text:p>for DC Motors</text:p>
          </table:table-cell>
          <table:table-cell table:style-name="ce13" table:formula="of:=HYPERLINK(&quot;https://www.pololu.com/product/1213&quot;;&quot;[1]&quot;)" office:value-type="string" office:string-value="[1]" calcext:value-type="string">
            <text:p>[1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7" calcext:value-type="float">
            <text:p>27</text:p>
          </table:table-cell>
          <table:table-cell table:style-name="ce12" table:formula="of:=[.D4]*[.E4]" office:value-type="float" office:value="27" calcext:value-type="float">
            <text:p>27</text:p>
          </table:table-cell>
          <table:table-cell table:style-name="ce13" office:value-type="float" office:value="20.67" calcext:value-type="float">
            <text:p>20.67</text:p>
          </table:table-cell>
          <table:table-cell table:style-name="ce13" table:formula="of:=[.D4]*[.G4]" office:value-type="float" office:value="20.67" calcext:value-type="float">
            <text:p>20.67</text:p>
          </table:table-cell>
          <table:table-cell table:style-name="ce3" office:value-type="string" calcext:value-type="string">
            <text:p>DC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Pro Mini, Arduino</text:p>
          </table:table-cell>
          <table:table-cell table:style-name="ce3" office:value-type="string" calcext:value-type="string">
            <text:p>microcontroller</text:p>
          </table:table-cell>
          <table:table-cell table:style-name="ce13" table:formula="of:=HYPERLINK(&quot;http://www.ebay.com/sch/i.html?_from=R40&amp;_trksid=p2050601.m570.l1313.TR0.TRC0.H0.Xarduino+pro+mini.TRS0&amp;_nkw=arduino+pro+mini&amp;_sacat=0&quot;;&quot;[2]&quot;)" office:value-type="string" office:string-value="[2]" calcext:value-type="string">
            <text:p>[2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 table:formula="of:=[.D5]*[.E5]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5]*[.G5]" office:value-type="float" office:value="0" calcext:value-type="float">
            <text:p>0</text:p>
          </table:table-cell>
          <table:table-cell table:style-name="ce3" office:value-type="string" calcext:value-type="string">
            <text:p>ATMega328p microcontroller,5V 16MHz, like this:<text:a xlink:href="http://www.arduino.cc/en/Main/ArduinoBoardProMini" xlink:type="simple">http://www.arduino.cc/en/Main/ArduinoBoardProMini</text:a>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USB to TTL and RS485</text:p>
          </table:table-cell>
          <table:table-cell table:style-name="ce3" office:value-type="string" calcext:value-type="string">
            <text:p>Communication with Client</text:p>
          </table:table-cell>
          <table:table-cell table:style-name="ce14" table:formula="of:=HYPERLINK(&quot;http://grobotronics.com/sparkfun-usb-to-rs-485-converter.html&quot;;&quot;[4]&quot;)" office:value-type="string" office:string-value="[4]" calcext:value-type="string">
            <text:p>[4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2" table:formula="of:=[.D6]*[.E6]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6]*[.D6]" office:value-type="float" office:value="10" calcext:value-type="float">
            <text:p>10</text:p>
          </table:table-cell>
          <table:table-cell table:style-name="ce3" office:value-type="string" calcext:value-type="string">
            <text:p>For long cable use RS485, otherwise TTL (ftdi cable)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A4988 Stepper Motor Driver Carrier</text:p>
          </table:table-cell>
          <table:table-cell table:style-name="ce3" office:value-type="string" calcext:value-type="string">
            <text:p>for Stepper Motors</text:p>
          </table:table-cell>
          <table:table-cell table:style-name="ce13" table:formula="of:=HYPERLINK(&quot;https://www.pololu.com/product/1182&quot;;&quot;[1]&quot;)" office:value-type="string" office:string-value="[1]" calcext:value-type="string">
            <text:p>[1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.4" calcext:value-type="float">
            <text:p>5.4</text:p>
          </table:table-cell>
          <table:table-cell table:style-name="ce12" table:formula="of:=[.D7]*[.E7]" office:value-type="float" office:value="10.8" calcext:value-type="float">
            <text:p>10.8</text:p>
          </table:table-cell>
          <table:table-cell table:style-name="ce13" office:value-type="float" office:value="4.49" calcext:value-type="float">
            <text:p>4.49</text:p>
          </table:table-cell>
          <table:table-cell table:style-name="ce13" table:formula="of:=[.G7]*[.D7]" office:value-type="float" office:value="8.98" calcext:value-type="float">
            <text:p>8.98</text:p>
          </table:table-cell>
          <table:table-cell table:style-name="ce3" office:value-type="string" calcext:value-type="string">
            <text:p>Stepper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3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2" table:formula="of:=[.D8]*[.E8]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8]*[.D8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3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" calcext:value-type="float">
            <text:p>23</text:p>
          </table:table-cell>
          <table:table-cell table:style-name="ce12" table:formula="of:=[.D9]*[.E9]" office:value-type="float" office:value="46" calcext:value-type="float">
            <text:p>46</text:p>
          </table:table-cell>
          <table:table-cell table:style-name="ce13" office:value-type="float" office:value="16.26" calcext:value-type="float">
            <text:p>16.26</text:p>
          </table:table-cell>
          <table:table-cell table:style-name="ce13" table:formula="of:=[.G9]*[.D9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Ceramic Capacitor 0.1uF</text:p>
          </table:table-cell>
          <table:table-cell table:style-name="ce3" office:value-type="string" calcext:value-type="string">
            <text:p>for DC Motors</text:p>
          </table:table-cell>
          <table:table-cell table:style-name="ce13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15" calcext:value-type="float">
            <text:p>0.15</text:p>
          </table:table-cell>
          <table:table-cell table:style-name="ce12" table:formula="of:=[.D10]*[.E10]" office:value-type="float" office:value="0.6" calcext:value-type="float">
            <text:p>0.6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table:formula="of:=[.G10]*[.D10]" office:value-type="float" office:value="0.4" calcext:value-type="float">
            <text:p>0.4</text:p>
          </table:table-cell>
          <table:table-cell table:style-name="ce3" office:value-type="string" calcext:value-type="string">
            <text:p>MLCC - Leaded 0.1uF 50volts X7R 10% 5.0mm L/S 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2" table:formula="of:=[.D11]*[.E11]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1]*[.D11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3" table:formula="of:=HYPERLINK(&quot;https://oshpark.com/shared_projects/s9OpwkRr&quot;;&quot;[6]&quot;)" office:value-type="string" office:string-value="[6]" calcext:value-type="string">
            <text:p>[6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0" table:formula="of:=[.D12]*[.E12]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2]*[.D12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satnogs_endstop, Parts</text:p>
          </table:table-cell>
          <table:table-cell table:style-name="ce3" office:value-type="string" calcext:value-type="string">
            <text:p>parts for satnogs_endstop pcb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2" table:formula="of:=[.D13]*[.E13]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3]*[.D13]" office:value-type="float" office:value="0" calcext:value-type="float">
            <text:p>0</text:p>
          </table:table-cell>
          <table:table-cell table:style-name="ce3" office:value-type="string" calcext:value-type="string">
            <text:p>file: satnogs_endstop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dstop, PCB</text:p>
          </table:table-cell>
          <table:table-cell table:style-name="ce3" office:value-type="string" calcext:value-type="string">
            <text:p>pcb for satnogs_endstop</text:p>
          </table:table-cell>
          <table:table-cell table:style-name="ce13" table:formula="of:=HYPERLINK(&quot;https://oshpark.com/shared_projects/z6IuY8sC&quot;;&quot;[6]&quot;)" office:value-type="string" office:string-value="[6]" calcext:value-type="string">
            <text:p>[6]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0" table:formula="of:=[.D14]*[.E14]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4]*[.D14]" office:value-type="float" office:value="0" calcext:value-type="float">
            <text:p>0</text:p>
          </table:table-cell>
          <table:table-cell table:style-name="ce3" office:value-type="string" calcext:value-type="string">
            <text:p>file: satnogs_endstop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switching adjustable step down voltage regulator</text:p>
          </table:table-cell>
          <table:table-cell table:style-name="ce3" office:value-type="string" calcext:value-type="string">
            <text:p>power supply</text:p>
          </table:table-cell>
          <table:table-cell table:style-name="ce13" table:formula="of:=HYPERLINK(&quot;http://www.ebay.com/sch/i.html?_from=R40&amp;_trksid=p2047675.m570.l1313.TR0.TRC0.H0.XLM2596+DC+Switching+Adjustable.TRS0&amp;_nkw=LM2596+DC+Switching+Adjustable&amp;_sacat=0&quot;;&quot;[2]&quot;)" office:value-type="string" office:string-value="[2]" calcext:value-type="string">
            <text:p>[2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5" calcext:value-type="float">
            <text:p>2.5</text:p>
          </table:table-cell>
          <table:table-cell table:style-name="ce12" table:formula="of:=[.D15]*[.E15]" office:value-type="float" office:value="2.5" calcext:value-type="float">
            <text:p>2.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5]*[.D15]" office:value-type="float" office:value="0" calcext:value-type="float">
            <text:p>0</text:p>
          </table:table-cell>
          <table:table-cell table:style-name="ce3" office:value-type="string" calcext:value-type="string">
            <text:p>LM2596, VIN:3-40V, VOUT:1.5-35V, IMAX:3A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16" calcext:value-type="float">
            <text:p>0.16</text:p>
          </table:table-cell>
          <table:table-cell table:style-name="ce12" table:formula="of:=[.D16]*[.E16]" office:value-type="float" office:value="1.92" calcext:value-type="float">
            <text:p>1.9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6]*[.D16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25" calcext:value-type="float">
            <text:p>0.25</text:p>
          </table:table-cell>
          <table:table-cell table:style-name="ce20" table:formula="of:=[.D17]*[.E17]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7]*[.D17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 (2m for both)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18]*[.E18]" office:value-type="float" office:value="0.48" calcext:value-type="float">
            <text:p>0.4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8]*[.D18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19]*[.E19]" office:value-type="float" office:value="0.16" calcext:value-type="float">
            <text:p>0.1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9]*[.D19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20]*[.E20]" office:value-type="float" office:value="1.12" calcext:value-type="float">
            <text:p>1.1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20]*[.D20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Aluminium Box</text:p>
          </table:table-cell>
          <table:table-cell table:style-name="ce3" office:value-type="string" calcext:value-type="string">
            <text:p>inside the rotator</text:p>
          </table:table-cell>
          <table:table-cell table:style-name="ce13" table:formula="of:=HYPERLINK(&quot;http://grobotronics.com/project-box-120x100x35mm-aluminium.html&quot;;&quot;[4]&quot;)" office:value-type="string" office:string-value="[4]" calcext:value-type="string">
            <text:p>[4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.1" calcext:value-type="float">
            <text:p>6.1</text:p>
          </table:table-cell>
          <table:table-cell table:style-name="ce20" table:formula="of:=[.D21]*[.E21]" office:value-type="float" office:value="6.1" calcext:value-type="float">
            <text:p>6.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21]*[.D21]" office:value-type="float" office:value="0" calcext:value-type="float">
            <text:p>0</text:p>
          </table:table-cell>
          <table:table-cell table:style-name="ce3" office:value-type="string" calcext:value-type="string">
            <text:p>(120x100x35)mm</text:p>
          </table:table-cell>
          <table:table-cell table:style-name="ce22" table:number-columns-repeated="1015"/>
        </table:table-row>
        <table:table-row table:style-name="ro2">
          <table:table-cell table:style-name="ce4" office:value-type="string" calcext:value-type="string">
            <text:p>Connector RJ45 for panel</text:p>
          </table:table-cell>
          <table:table-cell table:style-name="ce4" office:value-type="string" calcext:value-type="string">
            <text:p>for communication and power input</text:p>
          </table:table-cell>
          <table:table-cell table:style-name="ce15" table:formula="of:=HYPERLINK(&quot;http://gr.mouser.com/ProductDetail/TE-Connectivity-AMP/216005-1/?qs=sGAEpiMZZMvQhAhQbXdbBgOiLG5HvaWqXDvEnucNqvw%3d&quot;;&quot;[5]&quot;)" office:value-type="string" office:string-value="[5]" calcext:value-type="string">
            <text:p>[5]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9" calcext:value-type="float">
            <text:p>3.9</text:p>
          </table:table-cell>
          <table:table-cell table:style-name="ce21" table:formula="of:=[.D22]*[.E22]" office:value-type="float" office:value="3.9" calcext:value-type="float">
            <text:p>3.9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formula="of:=[.G22]*[.D22]" office:value-type="float" office:value="3.5" calcext:value-type="float">
            <text:p>3.5</text:p>
          </table:table-cell>
          <table:table-cell table:style-name="ce4" office:value-type="string" calcext:value-type="string">
            <text:p>Mount in Aluminium box</text:p>
          </table:table-cell>
          <table:table-cell table:style-name="ce23" table:number-columns-repeated="1015"/>
        </table:table-row>
        <table:table-row table:style-name="ro3">
          <table:table-cell table:style-name="ce5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6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E23]*[.D23]" office:value-type="float" office:value="0.6" calcext:value-type="float">
            <text:p>0.6</text:p>
          </table:table-cell>
          <table:table-cell office:value-type="float" office:value="0.27" calcext:value-type="float">
            <text:p>0.27</text:p>
          </table:table-cell>
          <table:table-cell table:style-name="ce13" table:formula="of:=[.G23]*[.D23]" office:value-type="float" office:value="0.54" calcext:value-type="float">
            <text:p>0.54</text:p>
          </table:table-cell>
          <table:table-cell table:formula="of:= HYPERLINK(&quot;https://www.magnet-shop.com/neodymium/discmagnets/discmagnet-4.0-x-4.0-mm-n35h-nickel-diametral-120c&quot;;&quot;[Other Shop]&quot;)" office:value-type="string" office:string-value="[Other Shop]" calcext:value-type="string">
            <text:p>[Other Shop]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17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7" table:number-columns-repeated="4"/>
          <table:table-cell office:value-type="string" calcext:value-type="string">
            <text:p>Total (DC Motors)</text:p>
          </table:table-cell>
          <table:table-cell table:formula="of:=SUM([.F2:.F23])-[.F7]-[.F8]" office:value-type="float" office:value="155.88" calcext:value-type="float">
            <text:p>155.88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*under research</text:p>
          </table:table-cell>
          <table:table-cell table:number-columns-repeated="3"/>
          <table:table-cell office:value-type="string" calcext:value-type="string">
            <text:p>Total (Stepper)</text:p>
          </table:table-cell>
          <table:table-cell table:formula="of:=SUM([.F2:.F23])-[.F4]-[.F9]" office:value-type="float" office:value="113.68" calcext:value-type="float">
            <text:p>113.68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3:59:19.50191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6T14:11:21.770449510</dc:date>
    <meta:editing-duration>P1DT1H40M26S</meta:editing-duration>
    <meta:editing-cycles>82</meta:editing-cycles>
    <meta:generator>LibreOffice/5.1.2.2.0$Linux_X86_64 LibreOffice_project/10m0$Build-2</meta:generator>
    <meta:document-statistic meta:table-count="1" meta:cell-count="212" meta:object-count="0"/>
  </office:meta>
</office:document-meta>
</file>